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d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AbstractRed( CachableRed src , Rectangle bounds , ColorModel cm , SampleModel sm , Map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d.getXTile( int x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d.getPropert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ed.getBou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d.AbstractRed( List srcs , Rectangle bounds , ColorModel cm , SampleModel sm , int tileGridXOff , int tileGridYOff , Map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TileGridY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NumYT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Abstract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Red.getData( Rectangle 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d.AbstractRed( CachableRed src , Rectangle bounds , Map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d.getDependencyRegion( int srcIndex , Rectangle outputRg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d.getNumXT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Colo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DirtyRegion( int srcIndex , Rectangle inputRg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d.init( CachableRed src , Rectangle bounds , ColorModel cm , SampleModel sm , int tileGridXOff , int tileGridYOff , Map prop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Red.AbstractRed( List srcs , Rectangle bounds , Map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Tile( int tileX , int til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d.init( List srcs , Rectangle bounds , ColorModel cm , SampleModel sm , int tileGridXOff , int tileGridYOff , Map prop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Red.makeTile( int tileX , int tileY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Red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updateTileGrid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Red.getMinTil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MinTil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TileGridX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AbstractRed( CachableRed src , Map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d.getMin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AbstractRed( Rectangle bounds , Map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d.getMi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AbstractRed( CachableRed src , Rectangle bounds , ColorModel cm , SampleModel sm , int tileGridXOff , int tileGridYOff , Map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copyToRaster( WritableRaster w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Red.getTil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Property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Red.copyBand( Raster src , int srcBand , WritableRaster dst , int dstB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Red.getSamp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Til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AbstractRed( List srcs , Rectangle bounds , ColorModel cm , SampleModel sm , Map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d.getYTile( int y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